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SessionStorageHandler.getFailoverAttributesMap( ServletRequest request , boolean create , boolean remo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erredSessionStorageHandler.removeAttribute( RequestContext context , String att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erredSessionStorageHandl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SessionStorageHandler.getAttributeNames( Reques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erredSessionStorageHandler.DeferredSessionStorage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SessionStorageHandler.setAttribute( RequestContext context , String attrName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erredSessionStorageHandler.ensureFailover( RequestContext context , String attribut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SessionStorageHandler.applyChanges( RequestContext 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eferredSessionStorageHandler.getAttribute( RequestContext context , String attribut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erredSessionStorageHandler.getChangedAttributesList( ServletRequest request , boolean create , boolean remo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erredSessionStorageHandler.dropChanges( Reques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SessionStorageHandler.allowBinding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